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8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8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8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8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8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5"/>
          <table:table-cell table:style-name="ce28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8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main image</text:p>
            <text:p>Then the user can notice the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'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outerwear" xlink:type="simple">https://shop.polymer-project.org/list/ladie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Men's T-Shirt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T-Shirts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tshirts" xlink:type="simple">https://shop.polymer-project.org/list/mens_tshirts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’s T-Shirts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T-Shirts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T-shirts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T-Shirts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tshirts" xlink:type="simple">https://shop.polymer-project.org/list/ladies_tshirts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T-Shirts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T-Shirts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T-Shirts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Product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office:value-type="string" calcext:value-type="string">
            <text:p>TC10:</text:p>
          </table:table-cell>
          <table:table-cell office:value-type="string" calcext:value-type="string">
            <text:p>Scenario: Product image is visi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detail/mens_outerwear/Men+s+Tech+Shell+Full-Zip" xlink:type="simple">https://shop.polymer-project.org/detail/mens_outerwear/Men+s+Tech+Shell+Full-Zip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office:value-type="string" calcext:value-type="string">
            <text:p>TC11:</text:p>
          </table:table-cell>
          <table:table-cell office:value-type="string" calcext:value-type="string">
            <text:p>Scenario: Product has correct nam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’s Tech Schell Full-Zip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Product page</text:p>
          </table:table-cell>
          <table:table-cell table:number-columns-repeated="5"/>
          <table:table-cell office:value-type="string" calcext:value-type="string">
            <text:p>TC12:</text:p>
          </table:table-cell>
          <table:table-cell office:value-type="string" calcext:value-type="string">
            <text:p>Scenario: Product has correct pric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Product page</text:p>
          </table:table-cell>
          <table:table-cell table:number-columns-repeated="5"/>
          <table:table-cell office:value-type="string" calcext:value-type="string">
            <text:p>TC13:</text:p>
          </table:table-cell>
          <table:table-cell office:value-type="string" calcext:value-type="string">
            <text:p>Scenario: Size option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Product page</text:p>
          </table:table-cell>
          <table:table-cell table:number-columns-repeated="5"/>
          <table:table-cell table:style-name="Default" table:number-columns-repeated="4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office:value-type="string" calcext:value-type="string">
            <text:p>TC14:</text:p>
          </table:table-cell>
          <table:table-cell office:value-type="string" calcext:value-type="string">
            <text:p>Scenario: Quantity option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Product page</text:p>
          </table:table-cell>
          <table:table-cell table:number-columns-repeated="5"/>
          <table:table-cell table:style-name="Default" table:number-columns-repeated="4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office:value-type="string" calcext:value-type="string">
            <text:p>TC15:</text:p>
          </table:table-cell>
          <table:table-cell office:value-type="string" calcext:value-type="string">
            <text:p>Scenario: Add to cart button is interactable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Product page</text:p>
          </table:table-cell>
          <table:table-cell table:number-columns-repeated="5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item was added to the cart</text:p>
          </table:table-cell>
          <table:table-cell table:style-name="ce12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5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5"/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Product page</text:p>
          </table:table-cell>
          <table:table-cell table:number-columns-repeated="5"/>
          <table:table-cell office:value-type="string" calcext:value-type="string">
            <text:p>TC16:</text:p>
          </table:table-cell>
          <table:table-cell office:value-type="string" calcext:value-type="string">
            <text:p>Scenario: View cart button is interactable on the popup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clicked the add to cart button</text:p>
            <text:p>When the user clicks the View Cart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user is redirected to cart page</text:p>
          </table:table-cell>
          <table:table-cell table:style-name="ce12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TC9:</text:p>
          </table:table-cell>
          <table:table-cell office:value-type="string" calcext:value-type="string">
            <text:p>Scenario: Back button button is interactable on the Product page</text:p>
          </table:table-cell>
          <table:table-cell table:number-columns-repeated="5"/>
          <table:table-cell office:value-type="string" calcext:value-type="string">
            <text:p>TC17:</text:p>
          </table:table-cell>
          <table:table-cell office:value-type="string" calcext:value-type="string">
            <text:p>Scenario: Checkout button is interactable on the popup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6"/>
          <table:table-cell table:style-name="ce21" office:value-type="string" calcext:value-type="string">
            <text:p>Given the user clicked add to cart button</text:p>
            <text:p>When the user clicks the checkout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5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button leads to correct page</text:p>
          </table:table-cell>
          <table:table-cell table:number-columns-repeated="5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user is redirected to the checkout</text:p>
          </table:table-cell>
          <table:table-cell table:style-name="ce12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TC18:</text:p>
          </table:table-cell>
          <table:table-cell office:value-type="string" calcext:value-type="string">
            <text:p>Scenario: Close button is interactable on the popup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ce21" office:value-type="string" calcext:value-type="string">
            <text:p>Given the user clicked the add to cart button</text:p>
            <text:p>When the user clicks the cancel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AC3:</text:p>
          </table:table-cell>
          <table:table-cell table:style-name="ce12" office:value-type="string" calcext:value-type="string">
            <text:p>The popup closes</text:p>
          </table:table-cell>
          <table:table-cell table:style-name="ce12" table:number-columns-repeated="2"/>
        </table:table-row>
      </table:table>
      <table:table table:name="Cart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cart" xlink:type="simple">https://shop.polymer-project.org/cart</text:a>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Your cart – SHOP</text:p>
            <text:p>Is displayed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empty cart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empty cart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ain paragraph is visi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</table:table>
      <table:table table:name="Populated Cart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 table:number-rows-repeated="7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8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8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8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8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8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.00.0000</text:date>, <text:time style:data-style-name="N2" text:time-value="17:30:40.51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7-01T17:46:04.921000000</dc:date>
    <meta:editing-duration>PT9H5M53S</meta:editing-duration>
    <meta:editing-cycles>47</meta:editing-cycles>
    <meta:generator>LibreOffice/7.6.2.1$Windows_X86_64 LibreOffice_project/56f7684011345957bbf33a7ee678afaf4d2ba333</meta:generator>
    <meta:document-statistic meta:table-count="9" meta:cell-count="995" meta:object-count="0"/>
  </office:meta>
</office:document-meta>
</file>